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.245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paragraph-rsid="00011ece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02a091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officeooo:paragraph-rsid="000320a7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paragraph-rsid="00051766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paragraph-rsid="00011ece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paragraph-rsid="000320a7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2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05d427"/>
    </style:style>
    <style:style style:name="P17" style:family="paragraph" style:parent-style-name="Standard" style:list-style-name="L3">
      <style:paragraph-properties fo:margin-left="0cm" fo:margin-right="0cm" fo:text-indent="0cm" style:auto-text-indent="false"/>
    </style:style>
    <style:style style:name="P18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 style:list-style-name="L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11ece" style:font-weight-asian="normal" style:font-weight-complex="normal"/>
    </style:style>
    <style:style style:name="P22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2a091" style:font-weight-asian="normal" style:font-weight-complex="normal"/>
    </style:style>
    <style:style style:name="P23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320a7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normal" officeooo:rsid="00011ece" officeooo:paragraph-rsid="00011ece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normal" officeooo:rsid="0002a091" officeooo:paragraph-rsid="0002a091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officeooo:rsid="0002a091" officeooo:paragraph-rsid="00011ece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normal" officeooo:rsid="0002a091" officeooo:paragraph-rsid="000320a7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rsid="000320a7" officeooo:paragraph-rsid="000320a7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normal" officeooo:rsid="00051766" officeooo:paragraph-rsid="00051766" style:font-weight-asian="normal" style:font-weight-complex="normal"/>
    </style:style>
    <style:style style:name="P30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rsid="00051766" officeooo:paragraph-rsid="00051766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weight="normal" officeooo:rsid="00051766" officeooo:paragraph-rsid="000320a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091" style:font-weight-asian="bold" style:font-weight-complex="bold"/>
    </style:style>
    <style:style style:name="T3" style:family="text">
      <style:text-properties fo:font-weight="bold" officeooo:rsid="000320a7" style:font-weight-asian="bold" style:font-weight-complex="bold"/>
    </style:style>
    <style:style style:name="T4" style:family="text">
      <style:text-properties fo:font-weight="bold" officeooo:rsid="000517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11ece"/>
    </style:style>
    <style:style style:name="T7" style:family="text">
      <style:text-properties officeooo:rsid="0002a091"/>
    </style:style>
    <style:style style:name="T8" style:family="text">
      <style:text-properties officeooo:rsid="000320a7"/>
    </style:style>
    <style:style style:name="T9" style:family="text">
      <style:text-properties officeooo:rsid="00051766"/>
    </style:style>
    <style:style style:name="T10" style:family="text">
      <style:text-properties officeooo:rsid="0005d427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<text:span text:style-name="T9">6</text:span>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<text:span text:style-name="T9">7</text:span>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<text:span text:style-name="T9">8</text:span>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<text:span text:style-name="T9">9</text:span>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<text:span text:style-name="T9">10</text:span>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34197072" text:style-name="L1">
        <text:list-item>
          <text:p text:style-name="P13">zapewnienie sekwencyjnego dostępu do podobiektów zgrupowanych w większym obiekcie</text:p>
          <text:p text:style-name="P13"/>
        </text:list-item>
      </text:list>
      <text:p text:style-name="Standard"/>
      <text:p text:style-name="P16"><text:span text:style-name="T10">Ł</text:span></text:p>
      <text:p text:style-name="Standard"><text:span text:style-name="T9">1</text:span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P16"><text:span text:style-name="T10">Ł</text:span></text:p>
      <text:p text:style-name="Standard"><text:span text:style-name="T9">1</text:span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P16"><text:span text:style-name="T10">Ł</text:span></text:p>
      <text:p text:style-name="Standard"><text:span text:style-name="T9">1</text:span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P16"><text:span text:style-name="T10">Ł</text:span></text:p>
      <text:p text:style-name="Standard"><text:span text:style-name="T9">1</text:span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P16"><text:soft-page-break/><text:span text:style-name="T10">T</text:span></text:p>
      <text:p text:style-name="Standard"><text:span text:style-name="T9">1</text:span>5. Wzorzec, który często implementuje klasy fabryk abstrakcyjnych</text:p>
      <text:p text:style-name="Standard">A. Dekorator</text:p>
      <text:p text:style-name="Standard"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P16"><text:span text:style-name="T10">T</text:span></text:p>
      <text:p text:style-name="Standard"><text:span text:style-name="T9">1</text:span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P16"><text:span text:style-name="T10">Ś</text:span></text:p>
      <text:p text:style-name="Standard"><text:span text:style-name="T9">1</text:span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P16"><text:span text:style-name="T10">Ł</text:span></text:p>
      <text:p text:style-name="Standard"><text:span text:style-name="T9">1</text:span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P16"><text:span text:style-name="T10">Ł</text:span></text:p>
      <text:p text:style-name="Standard"><text:span text:style-name="T9">1</text:span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P16"><text:span text:style-name="T10">Ł</text:span></text:p>
      <text:p text:style-name="Standard"><text:span text:style-name="T9">2</text:span>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P16"><text:soft-page-break/><text:span text:style-name="T10">T</text:span></text:p>
      <text:p text:style-name="Standard"><text:span text:style-name="T9">2</text:span>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A</text:p>
      <text:p text:style-name="Standard"/>
      <text:p text:style-name="P16"><text:span text:style-name="T10">Ś</text:span></text:p>
      <text:p text:style-name="Standard"><text:span text:style-name="T9">2</text:span>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P16"><text:span text:style-name="T10">T</text:span></text:p>
      <text:p text:style-name="Standard"><text:span text:style-name="T9">2</text:span>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P16"><text:span text:style-name="T10">T</text:span></text:p>
      <text:p text:style-name="Standard"><text:span text:style-name="T9">2</text:span>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P16"><text:span text:style-name="T10">T</text:span></text:p>
      <text:p text:style-name="Standard"><text:span text:style-name="T9">2</text:span>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P16"><text:span text:style-name="T10">T</text:span></text:p>
      <text:p text:style-name="Standard"><text:span text:style-name="T9">2</text:span>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><text:soft-page-break/></text:p>
      <text:p text:style-name="Standard">C</text:p>
      <text:p text:style-name="Standard"/>
      <text:p text:style-name="P16"><text:span text:style-name="T10">Ś</text:span></text:p>
      <text:p text:style-name="Standard"><text:span text:style-name="T9">2</text:span>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P16"><text:span text:style-name="T10">Ł</text:span></text:p>
      <text:p text:style-name="Standard"><text:span text:style-name="T9">2</text:span>8. Wybierz podpunkt, który nie pasuje do pozostałych:</text:p>
      <text:p text:style-name="Standard"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P16"><text:span text:style-name="T10">T</text:span></text:p>
      <text:p text:style-name="Standard"><text:span text:style-name="T9">2</text:span>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P16"><text:span text:style-name="T10">T</text:span></text:p>
      <text:p text:style-name="Standard"><text:span text:style-name="T9">3</text:span>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P16"><text:span text:style-name="T10">T</text:span></text:p>
      <text:p text:style-name="Standard"><text:span text:style-name="T9">3</text:span>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P16"><text:span text:style-name="T10">Ś</text:span></text:p>
      <text:p text:style-name="Standard"><text:span text:style-name="T9">3</text:span>2. Komunikację między formularzem aplikacji okienkowej a jej kontolerem można <text:soft-page-break/>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P16"><text:span text:style-name="T10">Ś</text:span></text:p>
      <text:p text:style-name="Standard"><text:span text:style-name="T9">3</text:span>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P16"><text:span text:style-name="T10">T</text:span></text:p>
      <text:p text:style-name="Standard"><text:span text:style-name="T9">3</text:span>4. Do zaprojektowania aplikacji "kalkulator" można wykorzystać wzorzec:</text:p>
      <text:p text:style-name="Standard"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P16"><text:span text:style-name="T10">T</text:span></text:p>
      <text:p text:style-name="Standard"><text:span text:style-name="T9">3</text:span>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P16"><text:span text:style-name="T10">T</text:span></text:p>
      <text:p text:style-name="Standard"><text:span text:style-name="T9">3</text:span>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P16"><text:span text:style-name="T10">Ś</text:span></text:p>
      <text:p text:style-name="Standard"><text:span text:style-name="T9">3</text:span>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><text:soft-page-break/></text:p>
      <text:p text:style-name="Standard">A</text:p>
      <text:p text:style-name="Standard"/>
      <text:p text:style-name="P16"><text:span text:style-name="T10">Ł</text:span></text:p>
      <text:p text:style-name="Standard"><text:span text:style-name="T9">3</text:span>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P16"><text:span text:style-name="T10">Ś</text:span></text:p>
      <text:p text:style-name="Standard"><text:span text:style-name="T9">3</text:span>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P16"><text:span text:style-name="T10">T</text:span></text:p>
      <text:p text:style-name="Standard"><text:span text:style-name="T9">4</text:span>0. Który z podanych niżej wzorców pozwala na zaprojektowanie aplikacji pracującej w kilku różnych trybach? </text:p>
      <text:p text:style-name="Standard"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Standard">Łatwe</text:p>
      <text:list xml:id="list34194703" text:style-name="L2">
        <text:list-header>
          <text:p text:style-name="P14"><text:span text:style-name="T9">41.</text:span>Która z poniższych opcji nie jest kategorią wzorców pojektowych:</text:p>
          <text:p text:style-name="P14">A. wzorce kreacyjne</text:p>
          <text:p text:style-name="P14">B. wzorce czynnościowe</text:p>
          <text:p text:style-name="P14"><text:span text:style-name="T1">C.</text:span> wzorce analityczne</text:p>
          <text:p text:style-name="P14">D. wzorce strukturalne</text:p>
        </text:list-header>
      </text:list>
      <text:p text:style-name="Standard"/>
      <text:p text:style-name="Standard">Trudne</text:p>
      <text:list xml:id="list34345091" text:continue-numbering="true" text:style-name="L2">
        <text:list-header>
          <text:p text:style-name="P14"><text:span text:style-name="T9">42 </text:span>Który z poniższych wzorców jest pochodną wzorca MVC używaną szczególnie do tworzenia interfejsu użytkownika?</text:p>
          <text:p text:style-name="P14"><text:span text:style-name="T1">A.</text:span> Model View Presenter</text:p>
          <text:p text:style-name="P14">B. Model View Interface</text:p>
          <text:p text:style-name="P14">C. Model Presenter Controller</text:p>
          <text:p text:style-name="P14">D. Presenter View Controller</text:p>
        </text:list-header>
      </text:list>
      <text:p text:style-name="Standard"/>
      <text:p text:style-name="Standard">Średnie</text:p>
      <text:list xml:id="list34317065" text:continue-numbering="true" text:style-name="L2">
        <text:list-header>
          <text:p text:style-name="P14"><text:span text:style-name="T9">43 </text:span>Rolę któego składnika wzorca MVC przejmuje Prezenter we wzorcu MVP:</text:p>
          <text:p text:style-name="P14">A. Model</text:p>
          <text:p text:style-name="P14"><text:span text:style-name="T1">B.</text:span> Controller</text:p>
          <text:p text:style-name="P14">C. ViewModel</text:p>
          <text:p text:style-name="P14">D. View</text:p>
        </text:list-header>
      </text:list>
      <text:p text:style-name="Standard"><text:soft-page-break/></text:p>
      <text:p text:style-name="Standard">Średnie</text:p>
      <text:list xml:id="list34328954" text:continue-numbering="true" text:style-name="L2">
        <text:list-header>
          <text:p text:style-name="P14"><text:span text:style-name="T9">44 </text:span>Który składnik wzorca MVP odgrywa rolę pośrednika między pozostałymi składnikami?</text:p>
          <text:p text:style-name="P14">A. Controller</text:p>
          <text:p text:style-name="P14">B. Model</text:p>
          <text:p text:style-name="P14">C. View</text:p>
          <text:p text:style-name="P15">D. <text:span text:style-name="T5">Presenter</text:span></text:p>
        </text:list-header>
      </text:list>
      <text:p text:style-name="P2"/>
      <text:p text:style-name="P2">Średnie</text:p>
      <text:list xml:id="list34335321" text:continue-numbering="true" text:style-name="L2">
        <text:list-header>
          <text:p text:style-name="P14"><text:span text:style-name="T9">45 K</text:span>tóra składowa wzorca Model View ViewModel odpowiada za przekazywanie danych z modelu do widoku?</text:p>
          <text:p text:style-name="P14">A. Model</text:p>
          <text:p text:style-name="P14">B. ViewModel</text:p>
          <text:p text:style-name="P14">C. Controller</text:p>
          <text:p text:style-name="P15">D. <text:span text:style-name="T5">View</text:span></text:p>
        </text:list-header>
      </text:list>
      <text:p text:style-name="P2"/>
      <text:p text:style-name="P2">Trudne</text:p>
      <text:list xml:id="list34336924" text:continue-numbering="true" text:style-name="L2">
        <text:list-header>
          <text:p text:style-name="P14"><text:span text:style-name="T9">46 </text:span>Jak nazywa się wzorzec zakładający istnienie hierarchicznego drzewa agentów składających się z części abstrakcyjnej, prezentacyjnej i kontrolującej:</text:p>
          <text:p text:style-name="P14">A. Model Abstraction Control</text:p>
          <text:p text:style-name="P15">B. <text:span text:style-name="T5">Presentation Abstraction Control</text:span></text:p>
          <text:p text:style-name="P14">C. View Abstraction Control</text:p>
          <text:p text:style-name="P14">D. Model View Abstraction</text:p>
        </text:list-header>
      </text:list>
      <text:p text:style-name="Standard"/>
      <text:p text:style-name="Standard">Trudne</text:p>
      <text:list xml:id="list34337514" text:continue-numbering="true" text:style-name="L2">
        <text:list-header>
          <text:p text:style-name="P14"><text:span text:style-name="T9">47 </text:span>Które składowe rozłącza modyfikacja Pasywny Widok powstała na podstawie wzorca MVC?</text:p>
          <text:p text:style-name="P14">A. Model i ViewModel</text:p>
          <text:p text:style-name="P14">B. Kontroler i Model</text:p>
          <text:p text:style-name="P14">C. Widok i Kontroler</text:p>
          <text:p text:style-name="P15">D. <text:span text:style-name="T5">Widok i Model</text:span></text:p>
        </text:list-header>
      </text:list>
      <text:p text:style-name="P2"/>
      <text:p text:style-name="P2">Łatwe</text:p>
      <text:list xml:id="list34330036" text:continue-numbering="true" text:style-name="L2">
        <text:list-header>
          <text:p text:style-name="P14"><text:span text:style-name="T9">48 </text:span>Jak nazywa się platforma aplikacyjna umożliwiająca tworzenie aplikacji zgodnie z wzorcem MVC w .NET?</text:p>
          <text:p text:style-name="P14"><text:span text:style-name="T1">A.</text:span> ASP.NET MVC</text:p>
          <text:p text:style-name="P14">B. ADO.NET MVC</text:p>
          <text:p text:style-name="P14">C. ASD.NET MVC</text:p>
          <text:p text:style-name="P14">D. ASO.NET MVC</text:p>
        </text:list-header>
      </text:list>
      <text:p text:style-name="P3"/>
      <text:p text:style-name="P4">Łatwe</text:p>
      <text:list xml:id="list34200395" text:style-name="L3">
        <text:list-item>
          <text:list>
            <text:list-header>
              <text:p text:style-name="P17"><text:span text:style-name="T9">49 </text:span>Wzorzec Pełnomocnik należy do wzorców:</text:p>
            </text:list-header>
          </text:list>
        </text:list-item>
      </text:list>
      <text:p text:style-name="Standard"><text:tab/>A. kreacyjnych</text:p>
      <text:p text:style-name="Standard"><text:tab/><text:span text:style-name="T1">B.</text:span> strukturalnych</text:p>
      <text:p text:style-name="Standard"><text:tab/>C. czynnościowych</text:p>
      <text:p text:style-name="Standard"><text:tab/>D. mnogościowych</text:p>
      <text:p text:style-name="Standard"/>
      <text:p text:style-name="Standard"><text:tab/>B.</text:p>
      <text:p text:style-name="Standard"/>
      <text:p text:style-name="Standard">Średnie</text:p>
      <text:p text:style-name="Standard"><text:span text:style-name="T9">50 </text:span>Wzorce te opisują sposób konstrukcji struktur obiektowych oraz korzystają z dziedziczenia i <text:s text:c="4"/>delegacji:</text:p>
      <text:p text:style-name="Standard"><text:soft-page-break/><text:tab/>A. wzorce kreacyjne</text:p>
      <text:p text:style-name="Standard"><text:tab/>B. wzorce behawioralne</text:p>
      <text:p text:style-name="Standard"><text:tab/><text:span text:style-name="T1">C. </text:span>wzorce strukturalne</text:p>
      <text:p text:style-name="Standard"><text:tab/>D. wzorce opisowe</text:p>
      <text:p text:style-name="P4"><text:tab/></text:p>
      <text:p text:style-name="P4"><text:tab/><text:span text:style-name="T1">C.</text:span></text:p>
      <text:p text:style-name="P10"/>
      <text:p text:style-name="P5">Łatwe</text:p>
      <text:p text:style-name="P5"><text:span text:style-name="T9">51 </text:span>Wzorce Odwiedzający, Pamiątka, Mediator są wzorcami:</text:p>
      <text:p text:style-name="P5"><text:tab/>A. strukturalnymi</text:p>
      <text:p text:style-name="P5"><text:tab/>B. kreacyjnymi</text:p>
      <text:p text:style-name="P5"><text:tab/><text:span text:style-name="T1">C.</text:span> czynnościowymi (behawioralnymi)</text:p>
      <text:p text:style-name="P5"><text:tab/>D. analitycznymi</text:p>
      <text:p text:style-name="P5"/>
      <text:p text:style-name="P5"><text:tab/>C.</text:p>
      <text:p text:style-name="P5"/>
      <text:p text:style-name="P5">Trudne</text:p>
      <text:p text:style-name="P5"><text:span text:style-name="T9">52 </text:span>Wzorzec Model-View-Presenter jest wzorcem pochodnym od:</text:p>
      <text:p text:style-name="P5"><text:tab/>A. wzorca Pamiątki</text:p>
      <text:p text:style-name="P5"><text:tab/><text:span text:style-name="T1">B.</text:span> wzorca Model-View-Controller</text:p>
      <text:p text:style-name="P5"><text:tab/>C. wzorca Budowniczy</text:p>
      <text:list xml:id="list34187744" text:style-name="L4">
        <text:list-header>
          <text:p text:style-name="P18">D. wzorca Strategia</text:p>
        </text:list-header>
      </text:list>
      <text:p text:style-name="P5"/>
      <text:p text:style-name="P5"><text:tab/>B.</text:p>
      <text:p text:style-name="P5"/>
      <text:p text:style-name="P5">Trudne</text:p>
      <text:p text:style-name="P5"><text:span text:style-name="T9">53</text:span> Gdy chcemy umożliwić współpracę dwóm klasom o niekompatybilnych interfejsach, wówczas stosujemy:</text:p>
      <text:p text:style-name="P5"><text:tab/>A. Wzorzec Budowniczy</text:p>
      <text:p text:style-name="P5"><text:tab/>B. Wzorzec Fabryka abstrakcyjna</text:p>
      <text:p text:style-name="P5"><text:tab/>C. Wzorzec Dekorator</text:p>
      <text:p text:style-name="P5"><text:tab/><text:span text:style-name="T1">D.</text:span> Wzorzec Adapter</text:p>
      <text:p text:style-name="P5"/>
      <text:p text:style-name="P5"><text:tab/>D.</text:p>
      <text:p text:style-name="P5"/>
      <text:p text:style-name="P5">Średnie</text:p>
      <text:p text:style-name="P5"><text:span text:style-name="T9">54 </text:span>Wzorzec ten służy do ulepszania i rozbudowywania obiektów:</text:p>
      <text:p text:style-name="P5"><text:tab/><text:span text:style-name="T1">A.</text:span> Dekorator</text:p>
      <text:p text:style-name="P5"><text:tab/>B. Pyłek</text:p>
      <text:p text:style-name="P5"><text:tab/>C. Pamiątka</text:p>
      <text:p text:style-name="P5"><text:tab/>D. Stan</text:p>
      <text:p text:style-name="P5"/>
      <text:p text:style-name="P5"><text:tab/>A.</text:p>
      <text:p text:style-name="P5"/>
      <text:p text:style-name="P5">Łatwe</text:p>
      <text:p text:style-name="P5"><text:span text:style-name="T9">55 </text:span>Wzorzec ten został stworzony w latach 70. w laboratoriach firmy Xerox przez programistę pracującego wówczas nad językiem Smalltalk</text:p>
      <text:p text:style-name="P5"><text:tab/><text:span text:style-name="T1">A.</text:span> Model-View-Controller</text:p>
      <text:p text:style-name="P5"><text:tab/>B. Pamiątka</text:p>
      <text:p text:style-name="P5"><text:tab/>C. Adapter</text:p>
      <text:p text:style-name="P5"><text:tab/>D. Budowniczy</text:p>
      <text:p text:style-name="P5"/>
      <text:p text:style-name="P5"><text:soft-page-break/><text:tab/>A.</text:p>
      <text:p text:style-name="P5"/>
      <text:p text:style-name="P5">Łatwe</text:p>
      <text:p text:style-name="P5"><text:span text:style-name="T9">56 </text:span>Wzorzec ten cieszy się dużą popularnością wśród aplikacji WWW. Własną implementację tego wzorca posiada także firma Microsoft.</text:p>
      <text:p text:style-name="P5"><text:tab/>A. Dekorator</text:p>
      <text:p text:style-name="P5"><text:tab/>B. Fabryka abstrakcyjna</text:p>
      <text:p text:style-name="P5"><text:span text:style-name="T1"><text:tab/>C.</text:span> Model-View-Controller</text:p>
      <text:p text:style-name="P5"><text:tab/>D. Pamiątka</text:p>
      <text:p text:style-name="P5"/>
      <text:p text:style-name="P5"><text:tab/>C.</text:p>
      <text:p text:style-name="P5"/>
      <text:p text:style-name="P5">Średni</text:p>
      <text:list xml:id="list34195736" text:style-name="L5">
        <text:list-header>
          <text:p text:style-name="P19"><text:span text:style-name="T9">57 </text:span>Jak nazywał się architekt, od którego wywodzą się wzorce projektowe w informatyce.</text:p>
        </text:list-header>
      </text:list>
      <text:p text:style-name="P4"><text:tab/>A. Leopold Staff</text:p>
      <text:p text:style-name="P5"><text:tab/>B. Christopher Alexandrer</text:p>
      <text:p text:style-name="P5"><text:tab/>C. Philip Johnson</text:p>
      <text:p text:style-name="P5"><text:tab/>D. Donato Bramante</text:p>
      <text:p text:style-name="P5"/>
      <text:p text:style-name="P5"><text:tab/>B.</text:p>
      <text:p text:style-name="P5"/>
      <text:p text:style-name="P5">Średni</text:p>
      <text:list xml:id="list34197139" text:style-name="L6">
        <text:list-header>
          <text:p text:style-name="P20"><text:span text:style-name="T9">58 </text:span>Jakich dwóch twórców oprogramowania wprowadziło termin wzorców projektowych.</text:p>
        </text:list-header>
      </text:list>
      <text:p text:style-name="P5"><text:tab/>A. Kent Beck, Ward Cunningham</text:p>
      <text:p text:style-name="P5"><text:tab/>B. Erich Gamma, Richard Helm</text:p>
      <text:p text:style-name="P5"><text:tab/>C. Ralph Johnson, John Vlissides</text:p>
      <text:p text:style-name="P5"><text:tab/>D. Bill Gates, Mark Zuckerberg</text:p>
      <text:p text:style-name="P5"/>
      <text:p text:style-name="P5"><text:tab/>A.</text:p>
      <text:p text:style-name="P5"/>
      <text:p text:style-name="P24">Łatwy</text:p>
      <text:list xml:id="list34321790" text:continue-numbering="true" text:style-name="L6">
        <text:list-header>
          <text:p text:style-name="P21"><text:span text:style-name="T9">59 </text:span>Jakich dwóch twórców oprogramowania wprowadziło termin wzorców projektowych.<text:span text:style-name="T6">Który wzorzec umożliwia wprowadzanie warstw podsystemów?</text:span></text:p>
        </text:list-header>
      </text:list>
      <text:p text:style-name="P11"><text:tab/>A. <text:span text:style-name="T6">Fasada</text:span></text:p>
      <text:p text:style-name="P6"><text:tab/>B. <text:span text:style-name="T6">Dekorator</text:span></text:p>
      <text:p text:style-name="P6"><text:tab/>C. <text:span text:style-name="T6">Singleton</text:span></text:p>
      <text:p text:style-name="P6"><text:tab/>D. <text:span text:style-name="T6">MVC</text:span></text:p>
      <text:p text:style-name="P24"/>
      <text:p text:style-name="P6">Średni</text:p>
      <text:list xml:id="list34336316" text:continue-numbering="true" text:style-name="L6">
        <text:list-header>
          <text:p text:style-name="P21"><text:span text:style-name="T9">60 </text:span><text:span text:style-name="T6">Na co pozwala przezroczystość Dekoratora?</text:span></text:p>
        </text:list-header>
      </text:list>
      <text:p text:style-name="P6"><text:tab/>A. <text:span text:style-name="T6">Rozdzielenie warstw podsystemów.</text:span></text:p>
      <text:p text:style-name="P11"><text:tab/>B. <text:span text:style-name="T6">Zagnieżdżanie dekoratorów wgłąb.</text:span></text:p>
      <text:p text:style-name="P6"><text:tab/>C. <text:span text:style-name="T6">Wprowadzenie wspólnego interfejsu dla wszystkich podsystemów.</text:span></text:p>
      <text:p text:style-name="P24">D. Ozdabianie elementów systemu.</text:p>
      <text:p text:style-name="P24"/>
      <text:p text:style-name="P24">Łatwe</text:p>
      <text:list xml:id="list34318993" text:continue-numbering="true" text:style-name="L6">
        <text:list-header>
          <text:p text:style-name="P21"><text:span text:style-name="T9">61 </text:span><text:span text:style-name="T6">Czego nie dotyczą wzorce projektowe GoF?</text:span></text:p>
        </text:list-header>
      </text:list>
      <text:p text:style-name="P6"><text:tab/>A. <text:span text:style-name="T6">Konstrukcji programistycznych poprawiających jakość kodu</text:span></text:p>
      <text:p text:style-name="P6"><text:tab/>B. <text:span text:style-name="T6">Współpracy obiektów wewnątrz systemu</text:span></text:p>
      <text:p text:style-name="P11"><text:tab/>C. <text:span text:style-name="T6">Języka programowania, w którym implementowany jest system.</text:span></text:p>
      <text:p text:style-name="P24">D. Dobrych praktyk programowania</text:p>
      <text:p text:style-name="P24"/>
      <text:p text:style-name="P25"><text:soft-page-break/>Średnie</text:p>
      <text:list xml:id="list34321890" text:continue-numbering="true" text:style-name="L6">
        <text:list-header>
          <text:p text:style-name="P22"><text:span text:style-name="T9">62 </text:span><text:span text:style-name="T7">Jaki problem adresują wzorce architektoniczne?</text:span></text:p>
        </text:list-header>
      </text:list>
      <text:p text:style-name="P6"><text:tab/>A. <text:span text:style-name="T2">współdziałania modułów całego systemu informatycznego</text:span></text:p>
      <text:p text:style-name="P6"><text:tab/>B. <text:span text:style-name="T7">komunikacji między klasami projektu</text:span></text:p>
      <text:p text:style-name="P6"><text:tab/>C. <text:span text:style-name="T7">organizacją klas projektu</text:span></text:p>
      <text:p text:style-name="P6"><text:span text:style-name="T6">D. </text:span><text:span text:style-name="T7">tworzeniem klas projektu</text:span></text:p>
      <text:p text:style-name="P26"/>
      <text:p text:style-name="P25">Łatwe</text:p>
      <text:list xml:id="list34322243" text:continue-numbering="true" text:style-name="L6">
        <text:list-header>
          <text:p text:style-name="P22"><text:span text:style-name="T9">63 </text:span><text:span text:style-name="T7">Jaka jest różnica między wzorcami projektowymi a architektonicznymi?</text:span></text:p>
        </text:list-header>
      </text:list>
      <text:p text:style-name="P7"><text:tab/>A. <text:span text:style-name="T7">Wzorce p</text:span><text:span text:style-name="T2">rojektowe opisują organizację klas w projekcie, natomiast architektoniczne <text:s/>współdziałanie całego systemu.</text:span></text:p>
      <text:p text:style-name="P7"><text:tab/>B. <text:span text:style-name="T7">Wzorce projektowe opisują współdziałanie systemu informatycznego, natomiast architektoniczne orgzanizację klas w projekcie.</text:span></text:p>
      <text:p text:style-name="P7"><text:tab/>C. <text:span text:style-name="T7">Nie ma różnicy</text:span></text:p>
      <text:p text:style-name="P7"><text:span text:style-name="T6">D. </text:span><text:span text:style-name="T7">Różnią się platformą i technologią, dla których są dedykowane.</text:span></text:p>
      <text:p text:style-name="P25"/>
      <text:p text:style-name="P25"/>
      <text:p text:style-name="P25">Łatwe</text:p>
      <text:list xml:id="list34331814" text:continue-numbering="true" text:style-name="L6">
        <text:list-header>
          <text:p text:style-name="P22"><text:span text:style-name="T9">64 </text:span><text:span text:style-name="T7">Wzorce, które wspomagają projektowanie współdziałania systemu informatycznego nazywamy:</text:span></text:p>
        </text:list-header>
      </text:list>
      <text:p text:style-name="P7"><text:tab/>A. <text:span text:style-name="T7">budowlanymi</text:span></text:p>
      <text:p text:style-name="P7"><text:tab/>B. <text:span text:style-name="T7">komunikacyjnymi</text:span></text:p>
      <text:p text:style-name="P7"><text:tab/>C. <text:span text:style-name="T7">systemowe</text:span></text:p>
      <text:p text:style-name="P7"><text:span text:style-name="T6"><text:tab/>D. </text:span><text:span text:style-name="T2">architektoniczne</text:span></text:p>
      <text:p text:style-name="P25"/>
      <text:p text:style-name="P25">Łatwe</text:p>
      <text:list xml:id="list34338208" text:continue-numbering="true" text:style-name="L6">
        <text:list-header>
          <text:p text:style-name="P23"><text:span text:style-name="T9">65 </text:span><text:span text:style-name="T8">Wzorce wspomagające integrację systemów informatycznych to wzorce: </text:span></text:p>
        </text:list-header>
      </text:list>
      <text:p text:style-name="P7"><text:tab/>A. <text:span text:style-name="T3">integracyjne</text:span></text:p>
      <text:p text:style-name="P7"><text:tab/>B. <text:span text:style-name="T8">implementacyjne</text:span></text:p>
      <text:p text:style-name="P7">C. <text:span text:style-name="T8">komunikacyjne</text:span></text:p>
      <text:p text:style-name="P7"><text:span text:style-name="T6">D.</text:span><text:span text:style-name="T7"> </text:span><text:span text:style-name="T8">analityczne</text:span></text:p>
      <text:p text:style-name="P25"/>
      <text:p text:style-name="P28">Średnie</text:p>
      <text:list xml:id="list34324035" text:continue-numbering="true" text:style-name="L6">
        <text:list-header>
          <text:p text:style-name="P23"><text:span text:style-name="T9">66 </text:span><text:span text:style-name="T8">Które z wymienionych typów wzorców są wzorcami niskopoziomowymi</text:span></text:p>
        </text:list-header>
      </text:list>
      <text:p text:style-name="P8"><text:tab/>A. <text:span text:style-name="T3">implementacyjne</text:span></text:p>
      <text:p text:style-name="P8"><text:tab/>B. <text:span text:style-name="T8">integracyjne</text:span></text:p>
      <text:p text:style-name="P8"><text:tab/>C. <text:span text:style-name="T8">architektoniczne</text:span></text:p>
      <text:p text:style-name="P8"><text:span text:style-name="T6">D. </text:span><text:span text:style-name="T8">behawioralne</text:span></text:p>
      <text:p text:style-name="P28"/>
      <text:p text:style-name="P28">Średnie</text:p>
      <text:list xml:id="list34331859" text:continue-numbering="true" text:style-name="L6">
        <text:list-header>
          <text:p text:style-name="P23"><text:span text:style-name="T9">67 </text:span><text:span text:style-name="T7">Jaka jest różnica między wzorcami projektowymi a architektonicznymi?</text:span></text:p>
        </text:list-header>
      </text:list>
      <text:p text:style-name="P8"><text:tab/>A. <text:span text:style-name="T7">Wzorce p</text:span><text:span text:style-name="T2">rojektowe opisują organizację klas w projekcie, natomiast architektoniczne <text:s/>współdziałanie całego systemu.</text:span></text:p>
      <text:p text:style-name="P8"><text:tab/>B. <text:span text:style-name="T7">Wzorce projektowe opisują współdziałanie systemu informatycznego, natomiast architektoniczne orgzanizację klas w projekcie.</text:span></text:p>
      <text:p text:style-name="P8"><text:tab/>C. <text:span text:style-name="T7">Nie ma różnicy</text:span></text:p>
      <text:p text:style-name="P8"><text:span text:style-name="T6">D. </text:span><text:span text:style-name="T7">Różnią się platformą i technologią, dla których są dedykowane.</text:span></text:p>
      <text:p text:style-name="P27"/>
      <text:p text:style-name="P28">Średnie</text:p>
      <text:list xml:id="list34324017" text:continue-numbering="true" text:style-name="L6">
        <text:list-header>
          <text:p text:style-name="P23"><text:span text:style-name="T9">68 </text:span><text:span text:style-name="T8">Który typ wzorców korzysta mechanizmów i konstrukcji językowych?</text:span></text:p>
        </text:list-header>
      </text:list>
      <text:p text:style-name="P8"><text:tab/>A. <text:span text:style-name="T8">komunikacyjne</text:span></text:p>
      <text:p text:style-name="P8"><text:tab/>B. <text:span text:style-name="T8">integracyjne</text:span></text:p>
      <text:p text:style-name="P12"><text:tab/>C. <text:span text:style-name="T8">implementacyjne</text:span></text:p>
      <text:p text:style-name="P8"><text:soft-page-break/><text:span text:style-name="T6"><text:tab/>D. </text:span><text:span text:style-name="T8">architektoniczne</text:span></text:p>
      <text:p text:style-name="P28">Średnie</text:p>
      <text:list xml:id="list34320293" text:continue-numbering="true" text:style-name="L6">
        <text:list-header>
          <text:p text:style-name="P23"><text:span text:style-name="T9">69 </text:span><text:span text:style-name="T8">Składowymi wzorca Kompozyt są:</text:span></text:p>
        </text:list-header>
      </text:list>
      <text:p text:style-name="P8"><text:tab/>A. <text:span text:style-name="T3">liśc, kompozyt, komponent</text:span></text:p>
      <text:p text:style-name="P8"><text:tab/>B. <text:span text:style-name="T8">liść, kompozyt, kontroler</text:span></text:p>
      <text:p text:style-name="P8"><text:tab/>C. <text:span text:style-name="T8">kompozyt, kontroler, komponent</text:span></text:p>
      <text:p text:style-name="P8"><text:span text:style-name="T6">D. </text:span><text:span text:style-name="T8">liść, korzeń, korona</text:span></text:p>
      <text:p text:style-name="P28"/>
      <text:p text:style-name="P28">Średnie</text:p>
      <text:list xml:id="list34337939" text:continue-numbering="true" text:style-name="L6">
        <text:list-header>
          <text:p text:style-name="P23"><text:span text:style-name="T9">70 </text:span><text:span text:style-name="T8">We wzorcu Kompozyt, strukturą hierarchiczną można zarządzać za pomocą:</text:span></text:p>
        </text:list-header>
      </text:list>
      <text:p text:style-name="P8"><text:tab/>A. <text:span text:style-name="T8">liści</text:span></text:p>
      <text:p text:style-name="P8"><text:tab/>B. <text:span text:style-name="T3">korzeni</text:span></text:p>
      <text:p text:style-name="P8"><text:tab/>C. <text:span text:style-name="T8">pni</text:span></text:p>
      <text:p text:style-name="P8"><text:span text:style-name="T6">D. </text:span><text:span text:style-name="T8">koron</text:span></text:p>
      <text:p text:style-name="P28"/>
      <text:p text:style-name="P28">Średnie</text:p>
      <text:list xml:id="list34343975" text:continue-numbering="true" text:style-name="L6">
        <text:list-header>
          <text:p text:style-name="P23"><text:span text:style-name="T9">71 </text:span><text:span text:style-name="T8">Stany we wzorcu projektowym Stan dzielimy na:</text:span></text:p>
        </text:list-header>
      </text:list>
      <text:p text:style-name="P8"><text:tab/>A. <text:span text:style-name="T8">abstrakcyjne i rzeczywiste</text:span></text:p>
      <text:p text:style-name="P8"><text:tab/>B. <text:span text:style-name="T8">konkretne i sztuczne</text:span></text:p>
      <text:p text:style-name="P12"><text:tab/>C. <text:span text:style-name="T8">abstrakcyjne i konkretne</text:span></text:p>
      <text:p text:style-name="P8"><text:span text:style-name="T6">D. </text:span><text:span text:style-name="T8">sztuczne i rzeczywiste</text:span></text:p>
      <text:p text:style-name="P28"/>
      <text:p text:style-name="P28"/>
      <text:p text:style-name="P28">Średnie</text:p>
      <text:list xml:id="list34323401" text:continue-numbering="true" text:style-name="L6">
        <text:list-header>
          <text:p text:style-name="P23"><text:span text:style-name="T9">72 </text:span><text:span text:style-name="T8">Który rodzaj stanu pozwala na hermetyzację zachowań związanych ze stanami we wzorcu Stan?</text:span></text:p>
        </text:list-header>
      </text:list>
      <text:p text:style-name="P12"><text:tab/>A. <text:span text:style-name="T8">abstrakcyjny</text:span></text:p>
      <text:p text:style-name="P8"><text:tab/>B. <text:span text:style-name="T8">konkretny</text:span></text:p>
      <text:p text:style-name="P8"><text:tab/>C. <text:span text:style-name="T8">rzeczywisty</text:span></text:p>
      <text:p text:style-name="P8"><text:span text:style-name="T6">D. </text:span><text:span text:style-name="T8">sztuczny</text:span></text:p>
      <text:p text:style-name="P28"/>
      <text:p text:style-name="P29">Średnie</text:p>
      <text:list xml:id="list34344317" text:continue-numbering="true" text:style-name="L6">
        <text:list-header>
          <text:p text:style-name="P30">73 Konsekwencją stosowania wzorca Pyłek jest:</text:p>
        </text:list-header>
      </text:list>
      <text:p text:style-name="P12"><text:tab/>A. <text:span text:style-name="T9">zmniejszenie liczby obiektów i zwiększenie złożoności obliczeniowej</text:span></text:p>
      <text:p text:style-name="P8"><text:tab/>B. <text:span text:style-name="T9">zwiększenie liczby obiektów i złożoności obliczeniowej</text:span></text:p>
      <text:p text:style-name="P8"><text:tab/>C. <text:span text:style-name="T9">zmniejszenie liczby obiektów i złożoności obliczeniowej</text:span></text:p>
      <text:p text:style-name="P8"><text:span text:style-name="T6">D. </text:span><text:span text:style-name="T9">zwiększenie liczby obiektów i zmniejszenie złożoności obliczeniowej</text:span></text:p>
      <text:p text:style-name="P31"/>
      <text:p text:style-name="P29">Trudne</text:p>
      <text:list xml:id="list34335628" text:continue-numbering="true" text:style-name="L6">
        <text:list-header>
          <text:p text:style-name="P30">74 Zmniejszenie wymagań pamięciowych przy stosowaniu wzorca Pyłek wynika między innymi z:</text:p>
        </text:list-header>
      </text:list>
      <text:p text:style-name="P9"><text:tab/>A. <text:span text:style-name="T9">konieczności zarządzania stanem zewnętrznym</text:span></text:p>
      <text:p text:style-name="P9"><text:tab/>B. <text:span text:style-name="T9">zmniejszenia liczby klas</text:span></text:p>
      <text:p text:style-name="P9"><text:tab/><text:span text:style-name="T1">C. </text:span><text:span text:style-name="T4">zmniejszenia liczby obiektów</text:span></text:p>
      <text:p text:style-name="P9"><text:span text:style-name="T6">D. </text:span><text:span text:style-name="T9">szybszego działania projektu</text:span></text:p>
      <text:p text:style-name="P29"/>
      <text:p text:style-name="P29">Trudne</text:p>
      <text:list xml:id="list34322716" text:continue-numbering="true" text:style-name="L6">
        <text:list-header>
          <text:p text:style-name="P30">75 Zwiększenie złożoności obliczeniowej przy stosowaniu wzorca Pyłek jest konsekwencją konieczności:</text:p>
        </text:list-header>
      </text:list>
      <text:p text:style-name="P9"><text:tab/>A. <text:span text:style-name="T9">zwiększenie liczby obiektów</text:span></text:p>
      <text:p text:style-name="P9"><text:tab/>B. <text:span text:style-name="T4">zarządzania stanem zewnętrznym</text:span></text:p>
      <text:p text:style-name="P9"><text:tab/>C. <text:span text:style-name="T9">zwiększenia liczby klas</text:span></text:p>
      <text:p text:style-name="P9"><text:span text:style-name="T6">D. </text:span><text:span text:style-name="T9">zarządzania stanem wewnętrznym</text:span></text:p>
      <text:p text:style-name="P29"/>
      <text:p text:style-name="P29"><text:soft-page-break/>Łatwe</text:p>
      <text:list xml:id="list34321833" text:continue-numbering="true" text:style-name="L6">
        <text:list-header>
          <text:p text:style-name="P30">76 Podstawowym ograniczeniem wzorca Pula obiektów jest:</text:p>
        </text:list-header>
      </text:list>
      <text:p text:style-name="P9"><text:tab/>A. <text:span text:style-name="T9">możliwość stosowania tylko dla małej liczby obiektów</text:span></text:p>
      <text:p text:style-name="P9"><text:tab/>B. <text:span text:style-name="T4">możliwość stosowania tylko dla nierozróżnialnych obiektów</text:span></text:p>
      <text:p text:style-name="P9"><text:tab/>C. <text:span text:style-name="T9">możliwość stosowania tylko dla prostych obiektów</text:span></text:p>
      <text:p text:style-name="P9"><text:span text:style-name="T6"><text:tab/>D. </text:span><text:span text:style-name="T9">bardzo skomplikowana implement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9S</meta:editing-duration>
    <meta:editing-cycles>13</meta:editing-cycles>
    <meta:generator>LibreOffice/3.6$Windows_x86 LibreOffice_project/da8c1e6-fd468f4-454e206-f42a4a9-143cfd</meta:generator>
    <dc:date>2012-11-11T14:19:13.83</dc:date>
    <meta:document-statistic meta:table-count="0" meta:image-count="0" meta:object-count="0" meta:page-count="13" meta:paragraph-count="490" meta:word-count="1889" meta:character-count="13230" meta:non-whitespace-character-count="11610"/>
    <meta:user-defined meta:name="Info 1"/>
    <meta:user-defined meta:name="Info 2"/>
    <meta:user-defined meta:name="Info 3"/>
    <meta:user-defined meta:name="Info 4"/>
  </office:meta>
</office:document-meta>
</file>